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a86e" officeooo:paragraph-rsid="0007a86e"/>
    </style:style>
    <style:style style:name="P2" style:family="paragraph" style:parent-style-name="Standard">
      <style:text-properties officeooo:rsid="00086b95" officeooo:paragraph-rsid="00086b95"/>
    </style:style>
    <style:style style:name="P3" style:family="paragraph" style:parent-style-name="Standard">
      <style:text-properties officeooo:rsid="000982d3" officeooo:paragraph-rsid="000982d3"/>
    </style:style>
    <style:style style:name="P4" style:family="paragraph" style:parent-style-name="Standard">
      <style:text-properties officeooo:rsid="0009fc76" officeooo:paragraph-rsid="0009fc76"/>
    </style:style>
    <style:style style:name="P5" style:family="paragraph" style:parent-style-name="Standard">
      <style:text-properties officeooo:rsid="000a0619" officeooo:paragraph-rsid="000a0619"/>
    </style:style>
    <style:style style:name="T1" style:family="text">
      <style:text-properties officeooo:rsid="000982d3"/>
    </style:style>
    <style:style style:name="T2" style:family="text">
      <style:text-properties officeooo:rsid="0009fc76"/>
    </style:style>
    <style:style style:name="T3" style:family="text">
      <style:text-properties officeooo:rsid="000a06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ceny – praktyczny – czerwiec 2018</text:p>
      <text:p text:style-name="P1"/>
      <text:p text:style-name="P1">1. D. Borowiec<text:tab/><text:tab/>4</text:p>
      <text:p text:style-name="P2">2. K. Durlik<text:tab/><text:tab/><text:tab/>4</text:p>
      <text:p text:style-name="P2">3. <text:span text:style-name="T1">S. Januchta<text:tab/><text:tab/><text:tab/>4</text:span></text:p>
      <text:p text:style-name="P3">4. P. Jaworski<text:tab/><text:tab/><text:tab/>5</text:p>
      <text:p text:style-name="P3">5. O. Laskowski<text:tab/><text:tab/>4</text:p>
      <text:p text:style-name="P3">6. <text:span text:style-name="T2">D. Maciejewski<text:tab/><text:tab/>4</text:span></text:p>
      <text:p text:style-name="P4">7. Piotr Mądzik<text:tab/><text:tab/><text:span text:style-name="T3">4-</text:span></text:p>
      <text:p text:style-name="P5">8. Piotr Markiewicz<text:tab/><text:tab/>4-</text:p>
      <text:p text:style-name="P5">9. P. Synowiec<text:tab/><text:tab/><text:tab/>4+</text:p>
      <text:p text:style-name="P5">10. P. Zimnicki<text:tab/><text:tab/>4</text:p>
      <text:p text:style-name="P5">11. M. Serek<text:tab/><text:tab/><text:tab/>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9:13:58.422652084</meta:creation-date>
    <dc:date>2018-12-04T19:23:42.284944097</dc:date>
    <meta:editing-duration>PT9M45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12" meta:word-count="48" meta:character-count="236" meta:non-whitespace-character-count="182"/>
  </office:meta>
</office:document-meta>
</file>